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d546" officeooo:paragraph-rsid="000ed546" style:font-size-asian="14pt" style:font-size-complex="14pt"/>
    </style:style>
    <style:style style:name="P2" style:family="paragraph" style:parent-style-name="Standard">
      <style:text-properties fo:font-size="14pt" officeooo:rsid="000efe1a" officeooo:paragraph-rsid="000efe1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ed546" officeooo:paragraph-rsid="000ed54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ekly report 10</text:p>
      <text:p text:style-name="P1"/>
      <text:p text:style-name="P1">1. Змінено дизайн сторінки.</text:p>
      <text:p text:style-name="P1"/>
      <text:p text:style-name="P2">2. Робота над створенням сторінок для додавання рейтингу та для зображення рейтингу.</text:p>
      <text:p text:style-name="P2"/>
      <text:p text:style-name="P2">3. Робота над README.m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32:14.725579412</meta:creation-date>
    <dc:date>2018-05-12T16:51:15.532043804</dc:date>
    <meta:editing-duration>PT8M50S</meta:editing-duration>
    <meta:editing-cycles>1</meta:editing-cycles>
    <meta:document-statistic meta:table-count="0" meta:image-count="0" meta:object-count="0" meta:page-count="1" meta:paragraph-count="4" meta:word-count="23" meta:character-count="150" meta:non-whitespace-character-count="131"/>
    <meta:generator>LibreOffice/5.3.6.1$Linux_X86_64 LibreOffice_project/30$Build-1</meta:generator>
  </office:meta>
</office:document-meta>
</file>